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0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0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" office:value-type="string" calcext:value-type="string">
            <text:p>10⁸</text:p>
          </table:table-cell>
          <table:table-cell table:style-name="ce1" office:value-type="string" calcext:value-type="string">
            <text:p>2*10⁸</text:p>
          </table:table-cell>
          <table:table-cell table:style-name="ce1" office:value-type="string" calcext:value-type="string">
            <text:p>4*10⁸</text:p>
          </table:table-cell>
          <table:table-cell table:style-name="ce1" office:value-type="string" calcext:value-type="string">
            <text:p>8*10⁸</text:p>
          </table:table-cell>
          <table:table-cell table:style-name="ce1" office:value-type="string" calcext:value-type="string">
            <text:p>16*10⁸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9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0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0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" office:value-type="string" calcext:value-type="string">
            <text:p>10⁸</text:p>
          </table:table-cell>
          <table:table-cell table:style-name="ce1" office:value-type="string" calcext:value-type="string">
            <text:p>2*10⁸</text:p>
          </table:table-cell>
          <table:table-cell table:style-name="ce1" office:value-type="string" calcext:value-type="string">
            <text:p>4*10⁸</text:p>
          </table:table-cell>
          <table:table-cell table:style-name="ce1" office:value-type="string" calcext:value-type="string">
            <text:p>8*10⁸</text:p>
          </table:table-cell>
          <table:table-cell table:style-name="ce1" office:value-type="string" calcext:value-type="string">
            <text:p>16*10⁸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9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0"/>
          <table:covered-table-cell/>
          <table:table-cell table:number-columns-repeated="1018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0"/>
          <table:covered-table-cell/>
          <table:table-cell table:number-columns-repeated="1018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string" calcext:value-type="string">
            <text:p>10⁸</text:p>
          </table:table-cell>
          <table:table-cell table:style-name="ce1" office:value-type="string" calcext:value-type="string">
            <text:p>2*10⁸</text:p>
          </table:table-cell>
          <table:table-cell table:style-name="ce1" office:value-type="string" calcext:value-type="string">
            <text:p>4*10⁸</text:p>
          </table:table-cell>
          <table:table-cell table:style-name="ce1" office:value-type="string" calcext:value-type="string">
            <text:p>8*10⁸</text:p>
          </table:table-cell>
          <table:table-cell table:style-name="ce1" office:value-type="string" calcext:value-type="string">
            <text:p>16*10⁸</text:p>
          </table:table-cell>
          <table:table-cell table:number-columns-repeated="101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number-columns-repeated="5"/>
          <table:table-cell table:number-columns-repeated="101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number-columns-repeated="5"/>
          <table:table-cell table:number-columns-repeated="1018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4" table:number-columns-repeated="5"/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387705" calcext:value-type="float">
            <text:p>0,387705</text:p>
          </table:table-cell>
          <table:table-cell table:formula="of:=AVERAGE([.C1:.C10])" office:value-type="float" office:value="0.4360472" calcext:value-type="float">
            <text:p>0,436047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08791" calcext:value-type="float">
            <text:p>0,40879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85527" calcext:value-type="float">
            <text:p>0,48552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43413" calcext:value-type="float">
            <text:p>0,44341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56128" calcext:value-type="float">
            <text:p>0,45612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64736" calcext:value-type="float">
            <text:p>0,46473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39557" calcext:value-type="float">
            <text:p>0,43955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1807" calcext:value-type="float">
            <text:p>0,4180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3174" calcext:value-type="float">
            <text:p>0,4317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24805" calcext:value-type="float">
            <text:p>0,42480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755858" calcext:value-type="float">
            <text:p>0,755858</text:p>
          </table:table-cell>
          <table:table-cell table:formula="of:=AVERAGE([.C11:.C20])" office:value-type="float" office:value="0.8043819" calcext:value-type="float">
            <text:p>0,804381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747903" calcext:value-type="float">
            <text:p>0,74790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790327" calcext:value-type="float">
            <text:p>0,79032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77148" calcext:value-type="float">
            <text:p>0,7714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819384" calcext:value-type="float">
            <text:p>0,81938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826547" calcext:value-type="float">
            <text:p>0,82654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907283" calcext:value-type="float">
            <text:p>0,90728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819312" calcext:value-type="float">
            <text:p>0,81931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769316" calcext:value-type="float">
            <text:p>0,76931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836409" calcext:value-type="float">
            <text:p>0,83640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679311" calcext:value-type="float">
            <text:p>1,679311</text:p>
          </table:table-cell>
          <table:table-cell table:formula="of:=AVERAGE([.C21:.C30])" office:value-type="float" office:value="1.6415554" calcext:value-type="float">
            <text:p>1,64155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668343" calcext:value-type="float">
            <text:p>1,66834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614109" calcext:value-type="float">
            <text:p>1,61410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710261" calcext:value-type="float">
            <text:p>1,71026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75482" calcext:value-type="float">
            <text:p>1,7548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701112" calcext:value-type="float">
            <text:p>1,70111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497746" calcext:value-type="float">
            <text:p>1,49774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506898" calcext:value-type="float">
            <text:p>1,50689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656524" calcext:value-type="float">
            <text:p>1,65652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62643" calcext:value-type="float">
            <text:p>1,6264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887671" calcext:value-type="float">
            <text:p>3,887671</text:p>
          </table:table-cell>
          <table:table-cell table:formula="of:=AVERAGE([.C31:.C40])" office:value-type="float" office:value="3.4645533" calcext:value-type="float">
            <text:p>3,46455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535271" calcext:value-type="float">
            <text:p>3,53527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260771" calcext:value-type="float">
            <text:p>3,26077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827232" calcext:value-type="float">
            <text:p>3,82723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696986" calcext:value-type="float">
            <text:p>3,69698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538131" calcext:value-type="float">
            <text:p>3,53813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378811" calcext:value-type="float">
            <text:p>3,37881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307201" calcext:value-type="float">
            <text:p>3,30720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057889" calcext:value-type="float">
            <text:p>3,05788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15557" calcext:value-type="float">
            <text:p>3,1555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18334" calcext:value-type="float">
            <text:p>6,18334</text:p>
          </table:table-cell>
          <table:table-cell table:formula="of:=AVERAGE([.C41:.C50])" office:value-type="float" office:value="6.1852853" calcext:value-type="float">
            <text:p>6,185285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309529" calcext:value-type="float">
            <text:p>6,30952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211883" calcext:value-type="float">
            <text:p>6,21188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414812" calcext:value-type="float">
            <text:p>6,41481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183401" calcext:value-type="float">
            <text:p>6,18340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117972" calcext:value-type="float">
            <text:p>6,11797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5.923959" calcext:value-type="float">
            <text:p>5,92395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161952" calcext:value-type="float">
            <text:p>6,16195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249591" calcext:value-type="float">
            <text:p>6,24959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096414" calcext:value-type="float">
            <text:p>6,09641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42416" calcext:value-type="float">
            <text:p>0,242416</text:p>
          </table:table-cell>
          <table:table-cell table:formula="of:=AVERAGE([.C51:.C60])" office:value-type="float" office:value="0.2383116" calcext:value-type="float">
            <text:p>0,238311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11921" calcext:value-type="float">
            <text:p>0,21192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4584" calcext:value-type="float">
            <text:p>0,2458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63368" calcext:value-type="float">
            <text:p>0,26336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30128" calcext:value-type="float">
            <text:p>0,23012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17735" calcext:value-type="float">
            <text:p>0,21773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75723" calcext:value-type="float">
            <text:p>0,27572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23239" calcext:value-type="float">
            <text:p>0,22323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66043" calcext:value-type="float">
            <text:p>0,26604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06703" calcext:value-type="float">
            <text:p>0,20670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7378" calcext:value-type="float">
            <text:p>0,47378</text:p>
          </table:table-cell>
          <table:table-cell table:formula="of:=AVERAGE([.C61:.C70])" office:value-type="float" office:value="0.4307409" calcext:value-type="float">
            <text:p>0,4307409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33853" calcext:value-type="float">
            <text:p>0,43385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28436" calcext:value-type="float">
            <text:p>0,42843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36543" calcext:value-type="float">
            <text:p>0,43654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32872" calcext:value-type="float">
            <text:p>0,43287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388811" calcext:value-type="float">
            <text:p>0,38881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26971" calcext:value-type="float">
            <text:p>0,42697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18063" calcext:value-type="float">
            <text:p>0,41806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55434" calcext:value-type="float">
            <text:p>0,45543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12646" calcext:value-type="float">
            <text:p>0,41264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99733" calcext:value-type="float">
            <text:p>0,799733</text:p>
          </table:table-cell>
          <table:table-cell table:formula="of:=AVERAGE([.C71:.C80])" office:value-type="float" office:value="0.8002051" calcext:value-type="float">
            <text:p>0,800205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851791" calcext:value-type="float">
            <text:p>0,85179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72203" calcext:value-type="float">
            <text:p>0,77220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93041" calcext:value-type="float">
            <text:p>0,79304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73789" calcext:value-type="float">
            <text:p>0,77378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94116" calcext:value-type="float">
            <text:p>0,79411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86901" calcext:value-type="float">
            <text:p>0,78690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99172" calcext:value-type="float">
            <text:p>0,79917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831109" calcext:value-type="float">
            <text:p>0,83110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800196" calcext:value-type="float">
            <text:p>0,80019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568775" calcext:value-type="float">
            <text:p>1,568775</text:p>
          </table:table-cell>
          <table:table-cell table:formula="of:=AVERAGE([.C81:.C90])" office:value-type="float" office:value="1.6608854" calcext:value-type="float">
            <text:p>1,6608854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74324" calcext:value-type="float">
            <text:p>1,7432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737345" calcext:value-type="float">
            <text:p>1,73734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740465" calcext:value-type="float">
            <text:p>1,74046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649664" calcext:value-type="float">
            <text:p>1,64966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587649" calcext:value-type="float">
            <text:p>1,58764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779983" calcext:value-type="float">
            <text:p>1,77998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61996" calcext:value-type="float">
            <text:p>1,6199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59769" calcext:value-type="float">
            <text:p>1,5976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584083" calcext:value-type="float">
            <text:p>1,58408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005096" calcext:value-type="float">
            <text:p>3,005096</text:p>
          </table:table-cell>
          <table:table-cell table:formula="of:=AVERAGE([.C91:.C100])" office:value-type="float" office:value="3.0614292" calcext:value-type="float">
            <text:p>3,061429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2.921205" calcext:value-type="float">
            <text:p>2,92120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2.910742" calcext:value-type="float">
            <text:p>2,91074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2.927097" calcext:value-type="float">
            <text:p>2,92709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134387" calcext:value-type="float">
            <text:p>3,13438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036144" calcext:value-type="float">
            <text:p>3,03614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028018" calcext:value-type="float">
            <text:p>3,02801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37955" calcext:value-type="float">
            <text:p>3,3795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155102" calcext:value-type="float">
            <text:p>3,15510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116951" calcext:value-type="float">
            <text:p>3,11695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36315" calcext:value-type="float">
            <text:p>0,136315</text:p>
          </table:table-cell>
          <table:table-cell table:formula="of:=AVERAGE([.C101:.C110])" office:value-type="float" office:value="0.1478265" calcext:value-type="float">
            <text:p>0,1478265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45157" calcext:value-type="float">
            <text:p>0,14515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35962" calcext:value-type="float">
            <text:p>0,13596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14574" calcext:value-type="float">
            <text:p>0,11457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35218" calcext:value-type="float">
            <text:p>0,13521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51192" calcext:value-type="float">
            <text:p>0,15119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1919" calcext:value-type="float">
            <text:p>0,1191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305201" calcext:value-type="float">
            <text:p>0,30520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25527" calcext:value-type="float">
            <text:p>0,12552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09929" calcext:value-type="float">
            <text:p>0,10992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31995" calcext:value-type="float">
            <text:p>0,231995</text:p>
          </table:table-cell>
          <table:table-cell table:formula="of:=AVERAGE([.C111:.C120])" office:value-type="float" office:value="0.2434519" calcext:value-type="float">
            <text:p>0,2434519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60975" calcext:value-type="float">
            <text:p>0,26097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64985" calcext:value-type="float">
            <text:p>0,26498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82264" calcext:value-type="float">
            <text:p>0,28226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36328" calcext:value-type="float">
            <text:p>0,23632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36774" calcext:value-type="float">
            <text:p>0,23677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40982" calcext:value-type="float">
            <text:p>0,24098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49829" calcext:value-type="float">
            <text:p>0,24982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13079" calcext:value-type="float">
            <text:p>0,21307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17308" calcext:value-type="float">
            <text:p>0,21730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520664" calcext:value-type="float">
            <text:p>0,520664</text:p>
          </table:table-cell>
          <table:table-cell table:formula="of:=AVERAGE([.C121:.C130])" office:value-type="float" office:value="0.4559261" calcext:value-type="float">
            <text:p>0,455926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53843" calcext:value-type="float">
            <text:p>0,45384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34652" calcext:value-type="float">
            <text:p>0,43465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6285" calcext:value-type="float">
            <text:p>0,4628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30421" calcext:value-type="float">
            <text:p>0,43042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58701" calcext:value-type="float">
            <text:p>0,45870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3157" calcext:value-type="float">
            <text:p>0,4315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67609" calcext:value-type="float">
            <text:p>0,46760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57486" calcext:value-type="float">
            <text:p>0,45748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41465" calcext:value-type="float">
            <text:p>0,44146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830485" calcext:value-type="float">
            <text:p>0,830485</text:p>
          </table:table-cell>
          <table:table-cell table:formula="of:=AVERAGE([.C131:.C140])" office:value-type="float" office:value="0.8728324" calcext:value-type="float">
            <text:p>0,872832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858304" calcext:value-type="float">
            <text:p>0,85830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943505" calcext:value-type="float">
            <text:p>0,94350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908803" calcext:value-type="float">
            <text:p>0,90880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936272" calcext:value-type="float">
            <text:p>0,93627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895147" calcext:value-type="float">
            <text:p>0,89514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860053" calcext:value-type="float">
            <text:p>0,86005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828031" calcext:value-type="float">
            <text:p>0,82803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825848" calcext:value-type="float">
            <text:p>0,82584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841876" calcext:value-type="float">
            <text:p>0,84187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66617" calcext:value-type="float">
            <text:p>1,66617</text:p>
          </table:table-cell>
          <table:table-cell table:formula="of:=AVERAGE([.C141:.C150])" office:value-type="float" office:value="1.6263576" calcext:value-type="float">
            <text:p>1,626357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634124" calcext:value-type="float">
            <text:p>1,63412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618927" calcext:value-type="float">
            <text:p>1,61892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638689" calcext:value-type="float">
            <text:p>1,63868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570648" calcext:value-type="float">
            <text:p>1,57064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599913" calcext:value-type="float">
            <text:p>1,59991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631318" calcext:value-type="float">
            <text:p>1,63131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58986" calcext:value-type="float">
            <text:p>1,5898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611925" calcext:value-type="float">
            <text:p>1,61192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702002" calcext:value-type="float">
            <text:p>1,70200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91315" calcext:value-type="float">
            <text:p>0,091315</text:p>
          </table:table-cell>
          <table:table-cell table:formula="of:=AVERAGE([.C151:.C160])" office:value-type="float" office:value="0.0835842" calcext:value-type="float">
            <text:p>0,0835842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2261" calcext:value-type="float">
            <text:p>0,08226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2509" calcext:value-type="float">
            <text:p>0,08250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2931" calcext:value-type="float">
            <text:p>0,08293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3486" calcext:value-type="float">
            <text:p>0,08348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2628" calcext:value-type="float">
            <text:p>0,08262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2768" calcext:value-type="float">
            <text:p>0,08276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2839" calcext:value-type="float">
            <text:p>0,08283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2733" calcext:value-type="float">
            <text:p>0,08273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2372" calcext:value-type="float">
            <text:p>0,08237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325" calcext:value-type="float">
            <text:p>0,16325</text:p>
          </table:table-cell>
          <table:table-cell table:formula="of:=AVERAGE([.C161:.C170])" office:value-type="float" office:value="0.165623" calcext:value-type="float">
            <text:p>0,16562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59641" calcext:value-type="float">
            <text:p>0,15964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79304" calcext:value-type="float">
            <text:p>0,17930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5257" calcext:value-type="float">
            <text:p>0,16525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5049" calcext:value-type="float">
            <text:p>0,16504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4725" calcext:value-type="float">
            <text:p>0,16472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5318" calcext:value-type="float">
            <text:p>0,16531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5294" calcext:value-type="float">
            <text:p>0,16529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4043" calcext:value-type="float">
            <text:p>0,16404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4349" calcext:value-type="float">
            <text:p>0,16434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98304" calcext:value-type="float">
            <text:p>0,298304</text:p>
          </table:table-cell>
          <table:table-cell table:formula="of:=AVERAGE([.C171:.C180])" office:value-type="float" office:value="0.3082469" calcext:value-type="float">
            <text:p>0,3082469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98782" calcext:value-type="float">
            <text:p>0,29878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10826" calcext:value-type="float">
            <text:p>0,31082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13862" calcext:value-type="float">
            <text:p>0,31386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15144" calcext:value-type="float">
            <text:p>0,31514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99095" calcext:value-type="float">
            <text:p>0,29909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99582" calcext:value-type="float">
            <text:p>0,29958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11063" calcext:value-type="float">
            <text:p>0,31106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10388" calcext:value-type="float">
            <text:p>0,31038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25423" calcext:value-type="float">
            <text:p>0,32542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78226" calcext:value-type="float">
            <text:p>0,578226</text:p>
          </table:table-cell>
          <table:table-cell table:formula="of:=AVERAGE([.C181:.C190])" office:value-type="float" office:value="0.5944066" calcext:value-type="float">
            <text:p>0,5944066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92244" calcext:value-type="float">
            <text:p>0,59224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80178" calcext:value-type="float">
            <text:p>0,58017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05092" calcext:value-type="float">
            <text:p>0,60509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95361" calcext:value-type="float">
            <text:p>0,59536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01655" calcext:value-type="float">
            <text:p>0,60165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84338" calcext:value-type="float">
            <text:p>0,58433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07497" calcext:value-type="float">
            <text:p>0,60749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82663" calcext:value-type="float">
            <text:p>0,58266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16812" calcext:value-type="float">
            <text:p>0,61681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68521" calcext:value-type="float">
            <text:p>1,268521</text:p>
          </table:table-cell>
          <table:table-cell table:formula="of:=AVERAGE([.C191:.C200])" office:value-type="float" office:value="1.2495835" calcext:value-type="float">
            <text:p>1,2495835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45089" calcext:value-type="float">
            <text:p>1,24508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7962" calcext:value-type="float">
            <text:p>1,2796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54868" calcext:value-type="float">
            <text:p>1,25486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81121" calcext:value-type="float">
            <text:p>1,28112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42989" calcext:value-type="float">
            <text:p>1,24298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04746" calcext:value-type="float">
            <text:p>1,20474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56974" calcext:value-type="float">
            <text:p>1,25697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24571" calcext:value-type="float">
            <text:p>1,22457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37336" calcext:value-type="float">
            <text:p>1,23733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77116" calcext:value-type="float">
            <text:p>0,077116</text:p>
          </table:table-cell>
          <table:table-cell table:formula="of:=AVERAGE([.C201:.C210])" office:value-type="float" office:value="0.0688533" calcext:value-type="float">
            <text:p>0,0688533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65814" calcext:value-type="float">
            <text:p>0,06581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67187" calcext:value-type="float">
            <text:p>0,06718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65847" calcext:value-type="float">
            <text:p>0,06584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65132" calcext:value-type="float">
            <text:p>0,06513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69541" calcext:value-type="float">
            <text:p>0,06954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7336" calcext:value-type="float">
            <text:p>0,0733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65715" calcext:value-type="float">
            <text:p>0,06571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682" calcext:value-type="float">
            <text:p>0,068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70621" calcext:value-type="float">
            <text:p>0,07062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45232" calcext:value-type="float">
            <text:p>0,145232</text:p>
          </table:table-cell>
          <table:table-cell table:formula="of:=AVERAGE([.C211:.C220])" office:value-type="float" office:value="0.133528" calcext:value-type="float">
            <text:p>0,133528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2529" calcext:value-type="float">
            <text:p>0,13252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27197" calcext:value-type="float">
            <text:p>0,12719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9603" calcext:value-type="float">
            <text:p>0,13960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0988" calcext:value-type="float">
            <text:p>0,13098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4827" calcext:value-type="float">
            <text:p>0,13482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489" calcext:value-type="float">
            <text:p>0,1348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29109" calcext:value-type="float">
            <text:p>0,12910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2357" calcext:value-type="float">
            <text:p>0,13235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28548" calcext:value-type="float">
            <text:p>0,12854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58898" calcext:value-type="float">
            <text:p>0,258898</text:p>
          </table:table-cell>
          <table:table-cell table:formula="of:=AVERAGE([.C221:.C230])" office:value-type="float" office:value="0.2685402" calcext:value-type="float">
            <text:p>0,2685402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66185" calcext:value-type="float">
            <text:p>0,26618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75837" calcext:value-type="float">
            <text:p>0,27583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76605" calcext:value-type="float">
            <text:p>0,27660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72024" calcext:value-type="float">
            <text:p>0,27202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48691" calcext:value-type="float">
            <text:p>0,24869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64713" calcext:value-type="float">
            <text:p>0,26471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75267" calcext:value-type="float">
            <text:p>0,27526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79983" calcext:value-type="float">
            <text:p>0,27998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67199" calcext:value-type="float">
            <text:p>0,26719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51409" calcext:value-type="float">
            <text:p>0,551409</text:p>
          </table:table-cell>
          <table:table-cell table:formula="of:=AVERAGE([.C231:.C240])" office:value-type="float" office:value="0.5117896" calcext:value-type="float">
            <text:p>0,5117896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12842" calcext:value-type="float">
            <text:p>0,51284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495516" calcext:value-type="float">
            <text:p>0,49551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09494" calcext:value-type="float">
            <text:p>0,50949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09082" calcext:value-type="float">
            <text:p>0,50908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28151" calcext:value-type="float">
            <text:p>0,52815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05554" calcext:value-type="float">
            <text:p>0,50555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495903" calcext:value-type="float">
            <text:p>0,49590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493673" calcext:value-type="float">
            <text:p>0,49367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16272" calcext:value-type="float">
            <text:p>0,51627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029408" calcext:value-type="float">
            <text:p>1,029408</text:p>
          </table:table-cell>
          <table:table-cell table:formula="of:=AVERAGE([.C241:.C250])" office:value-type="float" office:value="0.9999741" calcext:value-type="float">
            <text:p>0,9999741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0.97061" calcext:value-type="float">
            <text:p>0,9706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026853" calcext:value-type="float">
            <text:p>1,02685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0.995735" calcext:value-type="float">
            <text:p>0,99573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0.997011" calcext:value-type="float">
            <text:p>0,99701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0.983021" calcext:value-type="float">
            <text:p>0,98302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034079" calcext:value-type="float">
            <text:p>1,03407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0.968333" calcext:value-type="float">
            <text:p>0,96833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0.984046" calcext:value-type="float">
            <text:p>0,98404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010645" calcext:value-type="float">
            <text:p>1,0106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2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35">
      <number:minutes number:style="long"/>
      <number:text>:</number:text>
      <number:seconds number:style="long" number:decimal-places="1"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R$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33">
      <number:month number:textual="true"/>
      <number:text>/</number:text>
      <number:year/>
    </number:date-style>
    <number:date-style style:name="N137">
      <number:day/>
      <number:text>/</number:text>
      <number:month number:textual="true"/>
    </number:date-style>
    <number:date-style style:name="N108">
      <number:day/>
      <number:text>/</number:text>
      <number:month number:textual="true"/>
      <number:text>/</number:text>
      <number:year/>
    </number:date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1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45">
      <number:day/>
      <number:text>/</number:text>
      <number:month/>
      <number:text>/</number:text>
      <number:year number:style="long"/>
    </number:dat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4" number:min-decimal-places="4"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1T16:55:07.670574098</dc:date>
    <meta:editing-duration>PT1H22M21S</meta:editing-duration>
    <meta:editing-cycles>4</meta:editing-cycles>
    <meta:generator>LibreOffice/7.3.7.2$Linux_X86_64 LibreOffice_project/30$Build-2</meta:generator>
    <meta:document-statistic meta:table-count="2" meta:cell-count="814" meta:object-count="0"/>
  </office:meta>
</office:document-meta>
</file>